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33F3C3177B974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089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line-height="100%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042cm">
          <draw:image xlink:href="Pictures/10000000000005D600000349D33F3C3177B97457.png" xlink:type="simple" xlink:show="embed" xlink:actuate="onLoad">
            <text:p/>
          </draw:image>
        </draw:frame>
        <draw:frame draw:style-name="gr2" draw:text-style-name="P7" draw:layer="layout" svg:width="26.27cm" svg:height="12.339cm" svg:x="0.865cm" svg:y="2.631cm">
          <draw:text-box>
            <text:p text:style-name="P2"><text:span text:style-name="T1">Un ángel anuncia </text:span><text:span text:style-name="T1"><text:line-break/></text:span><text:span text:style-name="T1">el nacimiento de Jesús</text:span></text:p>
            <text:p text:style-name="P2"><text:span text:style-name="T2">(Lucas 1.26-38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40.461000000</dc:date>
    <meta:editing-duration>PT15M4S</meta:editing-duration>
    <meta:editing-cycles>17</meta:editing-cycles>
    <meta:generator>LibreOffice/5.4.7.2$Windows_X86_64 LibreOffice_project/c838ef25c16710f8838b1faec480ebba495259d0</meta:generator>
    <meta:document-statistic meta:object-count="2"/>
  </office:meta>
</office:document-meta>
</file>